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style:paragraph-properties fo:line-height="90%" fo:text-align="start"/>
    </style:style>
    <style:style style:name="P3" style:family="paragraph">
      <style:paragraph-properties fo:margin-left="0cm" fo:margin-right="0cm" fo:margin-top="0.987cm" fo:margin-bottom="0cm" fo:line-height="90%" fo:text-align="start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fo:color="#003b76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Características e composição d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Tip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istemas embarcados</text:p>
                <text:list>
                  <text:list-item>
                    <text:p>Dispositivos portáteis</text:p>
                  </text:list-item>
                  <text:list-item>
                    <text:p>TV, micro-ondas, geladeiras (“inteligentes”)</text:p>
                  </text:list-item>
                  <text:list-item>
                    <text:p>Características de SO de tempo real (RTOS)</text:p>
                  </text:list-item>
                  <text:list-item>
                    <text:p>Limitações de memória e consumo de energia</text:p>
                  </text:list-item>
                  <text:list-item>
                    <text:p>Ex.: tvOS (Apple), WebOS (LG), Tizen (Samsung), etc.</text:p>
                  </text:list-item>
                </text:list>
              </text:list-item>
              <text:list-item>
                <text:p>SOs Mobile</text:p>
                <text:list>
                  <text:list-item>
                    <text:p>Smartphone, Tablets, etc.,</text:p>
                  </text:list-item>
                  <text:list-item>
                    <text:p>BT, WiFi, rádio, câmera, gravador de voz, etc.</text:p>
                  </text:list-item>
                  <text:list-item>
                    <text:p>Ex.: Android, iO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SO na nuvem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pende da Internet</text:p>
              </text:list-item>
              <text:list-item>
                <text:p>Banco de dados, rede, etc., rodam remotamente</text:p>
                <text:list>
                  <text:list-item>
                    <text:p>Uma parte pode rodar local, p. ex. usando</text:p>
                    <text:list>
                      <text:list-item>
                        <text:p>JavaScript</text:p>
                        <text:list>
                          <text:list-item>
                            <text:p>Alto nível, interpretada / compilada JIT</text:p>
                          </text:list-item>
                        </text:list>
                      </text:list-item>
                      <text:list-item>
                        <text:p>WebAssembly</text:p>
                        <text:list>
                          <text:list-item>
                            <text:p>Baixo nível, interpretada / compilada AOT/JI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.: Chrome OS</text:p>
                <text:list>
                  <text:list-item>
                    <text:p>Roda no micro como um OS leve</text:p>
                    <text:list>
                      <text:list-item>
                        <text:p>Algumas coisas funcionam sem Internet</text:p>
                      </text:list-item>
                    </text:list>
                  </text:list-item>
                  <text:list-item>
                    <text:p>Utiliza recursos e aplicativos na nuv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Unix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meçou como um projeto de um pesquisador e se tornou uma indústria milionária, envolvendo diversas instituições como universidades, governos e outras corporações</text:p>
              </text:list-item>
              <text:list-item>
                <text:p>Em 1960, o foco era desenvolver um sistema operacional de tempo compartilhado, então foi projetado o sistema operacional MULTICS (Multiplexed Information and Computing Service)</text:p>
              </text:list-item>
              <text:list-item>
                <text:p>Posteriormente, um dos projetistas abandonou o projeto e os desenvolvedores que permaneceram criaram sua própria versão do sistema operacional, chamada UNICS e, logo em seguida, chamada de Uni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O Unix foi inicialmente desenvolvido em assembly</text:p>
                <text:list>
                  <text:list-item>
                    <text:p>Foi reescrito em C para poder ser facilmente portado a outras plataformas</text:p>
                  </text:list-item>
                </text:list>
              </text:list-item>
              <text:list-item>
                <text:p>Sistema multiprogramável e multiusuário, que suporta múltiplos processadores e implementa memória virtual</text:p>
              </text:list-item>
              <text:list-item>
                <text:p>Algumas características:</text:p>
                <text:list>
                  <text:list-item>
                    <text:p>Portável</text:p>
                  </text:list-item>
                  <text:list-item>
                    <text:p>Flexível, usado em várias aplicações</text:p>
                  </text:list-item>
                  <text:list-item>
                    <text:p>Protocolos de rede</text:p>
                  </text:list-item>
                  <text:list-item>
                    <text:p>Sistema de arquivos</text:p>
                  </text:list-item>
                  <text:list-item>
                    <text:p>Interfaces com disposi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Estrutur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trutura monolítica, ou seja, as funções são executadas em modo núcleo</text:p>
                <text:list>
                  <text:list-item>
                    <text:p>Não tem, p. ex., servidores em modo usuário</text:p>
                  </text:list-item>
                </text:list>
              </text:list-item>
              <text:list-item>
                <text:p>Composto por</text:p>
                <text:list>
                  <text:list-item>
                    <text:p>Kernel</text:p>
                    <text:list>
                      <text:list-item>
                        <text:p>Parte dependente de hardware</text:p>
                      </text:list-item>
                      <text:list-item>
                        <text:p>Parte independente de hardware</text:p>
                      </text:list-item>
                    </text:list>
                  </text:list-item>
                  <text:list-item>
                    <text:p>Shell</text:p>
                  </text:list-item>
                  <text:list-item>
                    <text:p>Sistema de arquivos</text:p>
                  </text:list-item>
                  <text:list-item>
                    <text:p>Apl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GNU/Linux (abreviadamente “Linux”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Linux é o Kernel desenvolvido inicialmente por Linus Torvalds, um estudante finlandês</text:p>
                <text:list>
                  <text:list-item>
                    <text:p>Baseado no kernel Minix que havia sido desenvolvido com objetivos educacionais</text:p>
                  </text:list-item>
                </text:list>
              </text:list-item>
              <text:list-item>
                <text:p>O SO chama-se GNU, desenvolvido inicialmente por Richard Stallman (EUA), semelhante ao Unix</text:p>
              </text:list-item>
              <text:list-item>
                <text:p>Software livre e aberto, desenvolvido pela comunidade, incluindo o patrocínio por várias empresas</text:p>
              </text:list-item>
              <text:list-item>
                <text:p>O código aberto permite adaptação às necessidades do usu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 text:style-name="P2">GNU/Linux (abreviadamente “Linux”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istribuições</text:p>
                <text:list>
                  <text:list-item>
                    <text:p>Mantidas por grupos de usuários, desenvolvedores, empresas</text:p>
                  </text:list-item>
                  <text:list-item>
                    <text:p>Cada uma tem características, conjunto de softwares, etc.</text:p>
                    <text:list>
                      <text:list-item>
                        <text:p>Distribuição Armbian para RPI e outros</text:p>
                      </text:list-item>
                      <text:list-item>
                        <text:p>RedHat da IBM (usado no LNCC Santos Dumont)</text:p>
                      </text:list-item>
                      <text:list-item>
                        <text:p>Android</text:p>
                      </text:list-item>
                    </text:list>
                  </text:list-item>
                </text:list>
              </text:list-item>
              <text:list-item>
                <text:p>Alta performance, estabilidade</text:p>
              </text:list-item>
              <text:list-item>
                <text:p>O código aberto e livre permite que as pessoas ou empresas no mundo inteiro possam contribuir para o desenvolvimento</text:p>
                <text:list>
                  <text:list-item>
                    <text:p>A Internet ajuda no desenvolv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Distribuições (“Distros”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BIAN</text:p>
                <text:list>
                  <text:list-item>
                    <text:p>Uma das mais antigas, estáveis e populares</text:p>
                  </text:list-item>
                </text:list>
              </text:list-item>
              <text:list-item>
                <text:p>UBUNTU</text:p>
                <text:list>
                  <text:list-item>
                    <text:p>Popular, grande quantidade de informações e fácil de obter ajuda</text:p>
                  </text:list-item>
                  <text:list-item>
                    <text:p>Os diversos gerenciadores de janelas estão “espalhados”</text:p>
                  </text:list-item>
                </text:list>
              </text:list-item>
              <text:list-item>
                <text:p>MINT</text:p>
                <text:list>
                  <text:list-item>
                    <text:p>Foco em ser amigável, incluindo gerenciadores de janela</text:p>
                  </text:list-item>
                </text:list>
              </text:list-item>
              <text:list-item>
                <text:p>Fedora, CentOS, RedHat, Rocky, etc.</text:p>
                <text:list>
                  <text:list-item>
                    <text:p>O Fedora é o mais amigável, para rodar em desktops</text:p>
                  </text:list-item>
                  <text:list-item>
                    <text:p>RedHat e Rocky focam mais em servidores e usuári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GNU/Linux (software livre, abert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Gerenciador de janelas separado da linha de comando</text:p>
              </text:list-item>
              <text:list-item>
                <text:p>É possível instalar e usar apenas a linha de comando</text:p>
              </text:list-item>
              <text:list-item>
                <text:p text:style-name="P3">Existem várias opções de gerenciador de janelas</text:p>
              </text:list-item>
              <text:list-item>
                <text:p text:style-name="P3">Suporte por ser obtido online em fóruns e sites de ajuda, ou pode ser contratado de empresas</text:p>
              </text:list-item>
              <text:list-item>
                <text:p text:style-name="P3">Enfrenta problemas com o monopólio do Windows onde as máquinas novas vêm com Windows pré-instalado</text:p>
              </text:list-item>
              <text:list-item>
                <text:p text:style-name="P3">Também tem problema com empresas que pré-instalam distribuições “desconhecida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Window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MS-DOS (1981)</text:p>
              </text:list-item>
              <text:list-item>
                <text:p>Windows 3.0 até 3.11 (interfaces gráficas)</text:p>
              </text:list-item>
              <text:list-item>
                <text:p>Windows 95 (1995)</text:p>
                <text:list>
                  <text:list-item>
                    <text:p>Ainda mantinha parte do MS-DOS</text:p>
                  </text:list-item>
                </text:list>
              </text:list-item>
              <text:list-item>
                <text:p>Windows 98, NT, 2000, XP, Vista, 7, 8, 10, 11</text:p>
              </text:list-item>
              <text:list-item>
                <text:p>Também possui linha de comando, porém não é possível separar da parte gráfica, como no GNU/Linux</text:p>
                <text:list>
                  <text:list-item>
                    <text:p>Um único ambiente gráfico</text:p>
                  </text:list-item>
                </text:list>
              </text:list-item>
              <text:list-item>
                <text:p>Software fechado, propriet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Window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Geralmente suporte pela MS ou pesquisando na Internet</text:p>
              </text:list-item>
              <text:list-item>
                <text:p>O que tornou o Windows um padrão no PC foi um acordo entre a MS e fabricantes de hardware para pré-instalá-lo</text:p>
                <text:list>
                  <text:list-item>
                    <text:p>O usuário prefere a comodidade da pré-instalação</text:p>
                  </text:list-item>
                  <text:list-item>
                    <text:p>Como SO dominante do mercado, empresas de software passaram a produzir para ele</text:p>
                  </text:list-item>
                </text:list>
              </text:list-item>
              <text:list-item>
                <text:p>Hoje o mercado mudou com o advento dos smartphones</text:p>
                <text:list>
                  <text:list-item>
                    <text:p>O mercado é dominado por aparelhos móveis</text:p>
                    <text:list>
                      <text:list-item>
                        <text:p>Que usam SOs baseados no GNU/Linux</text:p>
                        <text:list>
                          <text:list-item>
                            <text:p>Misturam também conceitos de RT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Termux/Android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 text:style-name="P4"><text:span text:style-name="T1">Acrescenta uma camada que permite rodar alguns programas comuns do GNU/Linux (arquitetura ARM)</text:span></text:p>
                <text:list>
                  <text:list-item>
                    <text:p>Ex.: gcc (C/C++/Fortran/etc.)</text:p>
                  </text:list-item>
                </text:list>
              </text:list-item>
              <text:list-item>
                <text:p text:style-name="P4"><text:span text:style-name="T1">Aproveita recursos disponíveis do Android</text:span></text:p>
                <text:list>
                  <text:list-item>
                    <text:p>Programas rodam nativamente</text:p>
                  </text:list-item>
                </text:list>
              </text:list-item>
              <text:list-item>
                <text:p><text:span text:style-name="T1">Também permite acrescentar mais camadas e instalar, </text:span>p. ex., o Ubuntu com algumas limitações</text:p>
              </text:list-item>
              <text:list-item>
                <text:p>O smartphone possui limitações de arquitetura (ARM), como capacidade, velocidade, bateria, drivers específicos, etc.</text:p>
                <text:list>
                  <text:list-item>
                    <text:p>Programas pesados ficam l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Componentes do sistema operacional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Gerenciamento de dispositivos de entrada e saída</text:p>
              </text:list-item>
              <text:list-item>
                <text:p>Gerenciamento de processos</text:p>
              </text:list-item>
              <text:list-item>
                <text:p>Gerenciamento de arquivos</text:p>
              </text:list-item>
              <text:list-item>
                <text:p>Gerenciamento de memó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Virtualização, máquinas virtuais (VM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istem vários tipos, usam recursos de hardware e software para criar “computadores virtuais” e poder rodar por exemplo Windows e Linux ao mesmo tempo na mesma máquina</text:p>
              </text:list-item>
              <text:list-item>
                <text:p>O VirtualBox da Oracle pode ser instalado e configurado como um programa comum</text:p>
                <text:list>
                  <text:list-item>
                    <text:p>Roda no Windows e no Linux</text:p>
                  </text:list-item>
                </text:list>
              </text:list-item>
              <text:list-item>
                <text:p>É possível instalar o Windows em uma VM, e copiar a VM para outras máquinas ou outros SOs e rodar a VM com Windows nestas outras máquinas x86</text:p>
                <text:list>
                  <text:list-item>
                    <text:p>A sua VM Windows ou Linux fica portátil</text:p>
                  </text:list-item>
                  <text:list-item>
                    <text:p>Quando o Windows trava na VM basta fechar a jane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7T15:34:18.642802150</meta:creation-date>
    <meta:editing-duration>PT2H27M33S</meta:editing-duration>
    <meta:editing-cycles>31</meta:editing-cycles>
    <meta:generator>LibreOffice/25.2.2.2$Linux_X86_64 LibreOffice_project/520$Build-2</meta:generator>
    <dc:date>2025-05-03T19:26:15.668358686</dc:date>
    <meta:document-statistic meta:object-count="78"/>
  </office:meta>
</office:document-meta>
</file>